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paragraph-rsid="0015cbb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d3e2" officeooo:paragraph-rsid="0015cbb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10d3e2" officeooo:paragraph-rsid="0015cbb0"/>
    </style:style>
    <style:style style:name="P4" style:family="paragraph" style:parent-style-name="Standard">
      <style:paragraph-properties fo:text-align="start" style:justify-single-word="false"/>
      <style:text-properties officeooo:paragraph-rsid="0015cbb0"/>
    </style:style>
    <style:style style:name="T1" style:family="text">
      <style:text-properties officeooo:rsid="00229a5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88ad7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5c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0"/><text:span text:style-name="T6">SQL Query Assignment 2</text:span></text:p>
      <text:p text:style-name="P1"/>
      <text:p text:style-name="P1"/>
      <text:p text:style-name="P1">1. Find out the number of documentaries with deleted scenes.</text:p>
      <text:p text:style-name="P1"/>
      <text:p text:style-name="P2"><text:span text:style-name="T4">u</text:span>se sakila;</text:p>
      <text:p text:style-name="P4">select count(*) from film where <text:s text:c="3"/>special_features like "%Deleted Scenes%";</text:p>
      <text:p text:style-name="P4"/>
      <text:p text:style-name="P1">2. Find out the number of sci-fi movies rented by the store managed by Jon Stephens.</text:p>
      <text:p text:style-name="P4"/>
      <text:p text:style-name="P3"><text:span text:style-name="T4">u</text:span>se sakila;</text:p>
      <text:p text:style-name="P4">select count(distinct(film_category.film_id)) from inventory</text:p>
      <text:p text:style-name="P4"><text:s/>inner join <text:s/>store on <text:span text:style-name="T1">(</text:span>inventory.store_id=store.store_id<text:span text:style-name="T1">)</text:span></text:p>
      <text:p text:style-name="P4"><text:s text:c="2"/>inner join staff on <text:s/><text:span text:style-name="T1">(</text:span>manager_staff_id=staff_id<text:span text:style-name="T1">)</text:span></text:p>
      <text:p text:style-name="P4"><text:s text:c="2"/>inner join rental on <text:span text:style-name="T1">(</text:span>staff.staff_id=rental.staff_id<text:span text:style-name="T1">)</text:span></text:p>
      <text:p text:style-name="P4"><text:s text:c="2"/>inner join film_category on<text:span text:style-name="T1">(</text:span> film_category.film_id=inventory.film_id <text:span text:style-name="T1">)</text:span></text:p>
      <text:p text:style-name="P4"><text:s text:c="2"/>inner join category on <text:span text:style-name="T1">(</text:span>film_category.category_id=category.category_id <text:span text:style-name="T1">)</text:span></text:p>
      <text:p text:style-name="P4"><text:s text:c="2"/>where staff.first_name='Jon' and staff.last_name='Stephens'and name='sci-fi';</text:p>
      <text:p text:style-name="P4"><text:line-break/><text:span text:style-name="T3">3. Find out the total sales from Animation movies.</text:span></text:p>
      <text:p text:style-name="P4"><text:s/></text:p>
      <text:p text:style-name="P3"><text:span text:style-name="T4">u</text:span>se sakila;</text:p>
      <text:p text:style-name="P4">select sum(amount) as total_sales from payment inner join <text:s/>staff on payment.staff_id=staff.staff_id </text:p>
      <text:p text:style-name="P4">inner join <text:s text:c="2"/>inventory on <text:span text:style-name="T1">(</text:span>inventory.store_id=staff.store_id <text:span text:style-name="T1">)</text:span> </text:p>
      <text:p text:style-name="P4"><text:s/>inner join film_category on <text:span text:style-name="T1">(</text:span>film_category.film_id=inventory.film_id<text:span text:style-name="T1">)</text:span></text:p>
      <text:p text:style-name="P4"><text:s/>inner join category on <text:span text:style-name="T1">(</text:span>film_category.category_id=category.category_id<text:span text:style-name="T1">)</text:span></text:p>
      <text:p text:style-name="P4"><text:s/>where category.name='Animation';</text:p>
      <text:p text:style-name="P4"/>
      <text:p text:style-name="P4"/>
      <text:p text:style-name="P1">4. Find out the top 3 rented category of movies by “PATRICIA JOHNSON”.</text:p>
      <text:p text:style-name="P4"><text:s/></text:p>
      <text:p text:style-name="P3"><text:span text:style-name="T4">u</text:span>se sakila;</text:p>
      <text:p text:style-name="P4">select category.name from inventory inner join <text:s/>store on inventory.store_id=store.store_id </text:p>
      <text:p text:style-name="P4"><text:s/>inner join staff on <text:span text:style-name="T1">(</text:span>manager_staff_id=staff_id <text:span text:style-name="T1">)</text:span></text:p>
      <text:p text:style-name="P4"><text:s/>inner join rental on (staff.staff_id=rental.staff_id)</text:p>
      <text:p text:style-name="P4"><text:s/>inner join customer on <text:span text:style-name="T1">(</text:span>rental.customer_id=customer.customer_id <text:span text:style-name="T1">)</text:span></text:p>
      <text:p text:style-name="P4"><text:s/>inner join film_category on <text:span text:style-name="T1">(</text:span>film_category.film_id=inventory.film_id<text:span text:style-name="T1">)</text:span></text:p>
      <text:p text:style-name="P4"><text:s/>inner join category on<text:span text:style-name="T1">(</text:span> film_category.category_id=category.category_id<text:span text:style-name="T1">)</text:span></text:p>
      <text:p text:style-name="P4"><text:s/>where customer.first_name='PATRICIA' and customer.last_name='JOHNSON' group by category.name order by count(*) desc limit 3;</text:p>
      <text:p text:style-name="P4"/>
      <text:p text:style-name="P4"/>
      <text:p text:style-name="P1">5. Find out the number of R rated movies rented by “SUSAN WILSON”.</text:p>
      <text:p text:style-name="P4"><text:s/></text:p>
      <text:p text:style-name="P3"><text:span text:style-name="T4">u</text:span>se sakila;</text:p>
      <text:p text:style-name="P4">select count(distinct(film.film_id)) from inventory </text:p>
      <text:p text:style-name="P4"><text:s/>inner join <text:s/>store on <text:span text:style-name="T1">(</text:span>inventory.store_id=store.store_id<text:span text:style-name="T1">)</text:span></text:p>
      <text:p text:style-name="P4"><text:s/>inner join staff on <text:span text:style-name="T1">(</text:span> manager_staff_id=staff_id<text:span text:style-name="T1">)</text:span> </text:p>
      <text:p text:style-name="P4"><text:s/>inner join rental on (staff.staff_id=rental.staff_id)</text:p>
      <text:p text:style-name="P4"><text:s/>inner join customer on <text:span text:style-name="T1">(</text:span>rental.customer_id=customer.customer_id <text:span text:style-name="T1">)</text:span></text:p>
      <text:p text:style-name="P4"><text:soft-page-break/><text:s/>inner join film on <text:span text:style-name="T1">(</text:span>film.film_id=inventory.film_id<text:span text:style-name="T1">)</text:span></text:p>
      <text:p text:style-name="P4"><text:s/>where customer.first_name='SUSAN' and customer.last_name='WILSON'and rating='R'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11:19.914338942</meta:creation-date>
    <dc:date>2020-03-03T22:22:26.983289876</dc:date>
    <meta:editing-duration>PT11M8S</meta:editing-duration>
    <meta:editing-cycles>1</meta:editing-cycles>
    <meta:document-statistic meta:table-count="0" meta:image-count="0" meta:object-count="0" meta:page-count="2" meta:paragraph-count="41" meta:word-count="234" meta:character-count="2241" meta:non-whitespace-character-count="1970"/>
    <meta:generator>LibreOffice/6.0.7.3$Linux_X86_64 LibreOffice_project/00m0$Build-3</meta:generator>
  </office:meta>
</office:document-meta>
</file>